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1a23b" officeooo:paragraph-rsid="0011a23b"/>
    </style:style>
    <style:style style:name="P2" style:family="paragraph" style:parent-style-name="Standard">
      <style:text-properties fo:font-weight="bold" officeooo:rsid="0011a23b" officeooo:paragraph-rsid="0011a23b" style:font-weight-asian="bold" style:font-weight-complex="bold"/>
    </style:style>
    <style:style style:name="P3" style:family="paragraph" style:parent-style-name="Standard">
      <style:paragraph-properties fo:break-before="page"/>
      <style:text-properties officeooo:rsid="0011a23b" officeooo:paragraph-rsid="0011a23b"/>
    </style:style>
    <style:style style:name="P4" style:family="paragraph" style:parent-style-name="Standard">
      <style:paragraph-properties fo:break-before="page"/>
      <style:text-properties fo:font-weight="bold" officeooo:rsid="0011a23b" officeooo:paragraph-rsid="0011a23b" style:font-weight-asian="bold" style:font-weight-complex="bold"/>
    </style:style>
    <style:style style:name="P5" style:family="paragraph" style:parent-style-name="Standard">
      <style:text-properties officeooo:rsid="0012c525" officeooo:paragraph-rsid="0012c525"/>
    </style:style>
    <style:style style:name="P6" style:family="paragraph" style:parent-style-name="Standard">
      <style:text-properties fo:font-weight="bold" officeooo:rsid="0012c525" officeooo:paragraph-rsid="0012c525" style:font-weight-asian="bold" style:font-weight-complex="bold"/>
    </style:style>
    <style:style style:name="P7" style:family="paragraph" style:parent-style-name="Standard">
      <style:text-properties officeooo:rsid="0011a23b" officeooo:paragraph-rsid="0011a23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package pe.softweb.configs;</text:p>
      <text:p text:style-name="P5"/>
      <text:p text:style-name="P5">import java.sql.Connection;</text:p>
      <text:p text:style-name="P5">import java.sql.DriverManager;</text:p>
      <text:p text:style-name="P5">import java.sql.SQLException;</text:p>
      <text:p text:style-name="P5"/>
      <text:p text:style-name="P5">public class Database {</text:p>
      <text:p text:style-name="P5"><text:s text:c="4"/>//private static String url = "jdbc:mysql://localhost:3306/db_animales";</text:p>
      <text:p text:style-name="P5"><text:s text:c="4"/>static final String url = "jdbc:sqlite:db/db_animales.db";</text:p>
      <text:p text:style-name="P5"><text:s text:c="4"/>private static String user = "root";</text:p>
      <text:p text:style-name="P5"><text:s text:c="4"/>private static String password = "123";</text:p>
      <text:p text:style-name="P5"/>
      <text:p text:style-name="P5"><text:s text:c="4"/>public static Connection getConnection() {</text:p>
      <text:p text:style-name="P5"><text:s text:c="8"/>Connection con = null;</text:p>
      <text:p text:style-name="P5"><text:s text:c="11"/>try {</text:p>
      <text:p text:style-name="P5"><text:s text:c="15"/>// 2: Cargar el driver</text:p>
      <text:p text:style-name="P5"><text:s text:c="15"/>// puede lanzar la excepcion ClassNotFoundException</text:p>
      <text:p text:style-name="P5"><text:s text:c="15"/>//Class.forName("com.sqlite.jdbc.Driver");</text:p>
      <text:p text:style-name="P5"><text:s text:c="15"/>// 3: Obtener una conexion a la BD</text:p>
      <text:p text:style-name="P5"><text:s text:c="15"/>// Puede lanzar un SQLException</text:p>
      <text:p text:style-name="P5"><text:s text:c="15"/>con = DriverManager.getConnection(url, user, password);</text:p>
      <text:p text:style-name="P5"><text:s text:c="7"/></text:p>
      <text:p text:style-name="P5"><text:s text:c="11"/>//} catch (ClassNotFoundException ex) {</text:p>
      <text:p text:style-name="P5"><text:s text:c="15"/>//System.out.println("Verifica tu driver en el classpath");</text:p>
      <text:p text:style-name="P5"><text:s text:c="15"/></text:p>
      <text:p text:style-name="P5"><text:s text:c="11"/>} catch (SQLException ex) {</text:p>
      <text:p text:style-name="P5"><text:s text:c="15"/></text:p>
      <text:p text:style-name="P5"><text:s text:c="15"/>System.out.println("Verifica tus parametros de conexion");</text:p>
      <text:p text:style-name="P5"><text:s text:c="11"/>}</text:p>
      <text:p text:style-name="P5"><text:s text:c="11"/>return con;</text:p>
      <text:p text:style-name="P5"><text:s text:c="4"/>}</text:p>
      <text:p text:style-name="P5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P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P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0T09:10:55.733677815</meta:creation-date>
    <dc:date>2017-11-20T09:39:11.167032532</dc:date>
    <meta:editing-duration>PT3M40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29" meta:word-count="103" meta:character-count="1086" meta:non-whitespace-character-count="765"/>
  </office:meta>
</office:document-meta>
</file>